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94e2" officeooo:paragraph-rsid="001694e2"/>
    </style:style>
    <style:style style:name="P2" style:family="paragraph" style:parent-style-name="Standard">
      <style:text-properties officeooo:rsid="00171dd5" officeooo:paragraph-rsid="00171dd5"/>
    </style:style>
    <style:style style:name="P3" style:family="paragraph" style:parent-style-name="Standard">
      <style:text-properties officeooo:rsid="00179ad4" officeooo:paragraph-rsid="00179ad4"/>
    </style:style>
    <style:style style:name="P4" style:family="paragraph" style:parent-style-name="Standard">
      <style:text-properties officeooo:rsid="0017b8d5" officeooo:paragraph-rsid="0017b8d5"/>
    </style:style>
    <style:style style:name="T1" style:family="text">
      <style:text-properties officeooo:rsid="001514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.<text:span text:style-name="T1">box*4 + TAB <text:s/>→ will create four divs with class ‘box’</text:span></text:p>
      <text:p text:style-name="P3">(li&gt;{Element$})* → &lt;li&gt;Element1&lt;/li&gt;</text:p>
      <text:p text:style-name="P3"><text:tab/><text:tab/><text:tab/><text:tab/>&lt;li&gt;Element2&lt;/li&gt;</text:p>
      <text:p text:style-name="P3"><text:tab/><text:tab/><text:tab/><text:tab/>&lt;li&gt;Element3&lt;/li&gt;</text:p>
      <text:p text:style-name="P3"><text:tab/><text:tab/><text:tab/><text:tab/>&lt;li&gt;Element4&lt;/li&gt;</text:p>
      <text:p text:style-name="P3"><text:tab/><text:tab/><text:tab/><text:tab/>&lt;li&gt;Element5&lt;/li&gt;</text:p>
      <text:p text:style-name="Standard"/>
      <text:p text:style-name="P1">display: inline block → will allow boxes etc on the same line</text:p>
      <text:p text:style-name="P2">box-sizing: border-boz → puts the border inside the box so the size doesn’t change with increased border</text:p>
      <text:p text:style-name="P2"/>
      <text:p text:style-name="P4">position: fixed → makes an element stick to part of the p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09:40:22.031923231</meta:creation-date>
    <dc:date>2016-10-31T12:03:00.904444332</dc:date>
    <meta:editing-duration>PT2H22M37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9" meta:word-count="59" meta:character-count="399" meta:non-whitespace-character-count="332"/>
  </office:meta>
</office:document-meta>
</file>